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/>
    </style:style>
    <style:style style:name="T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Fonteparág.padrão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2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Fonteparág.padrão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Fonteparág.padrão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Fonteparág.padrão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T3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Normal" style:list-style-name="LFO3" style:family="paragraph"/>
    <style:style style:name="T41" style:parent-style-name="Fonteparág.padrão" style:family="text">
      <style:text-properties fo:font-weight="bold" style:font-weight-asian="bold" style:font-weight-complex="bold"/>
    </style:style>
    <style:style style:name="P42" style:parent-style-name="Normal" style:list-style-name="LFO3" style:family="paragraph"/>
    <style:style style:name="T43" style:parent-style-name="Fonteparág.padrão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T45" style:parent-style-name="Fonteparág.padrão" style:family="text">
      <style:text-properties fo:font-weight="bold" style:font-weight-asian="bold" style:font-weight-complex="bold"/>
    </style:style>
    <style:style style:name="P46" style:parent-style-name="Normal" style:list-style-name="LFO3" style:family="paragraph"/>
    <style:style style:name="T47" style:parent-style-name="Fonteparág.padrão" style:family="text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Fonteparág.padrão" style:family="text">
      <style:text-properties fo:font-weight="bold" style:font-weight-asian="bold" style:font-weight-complex="bold"/>
    </style:style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P53" style:parent-style-name="Normal" style:list-style-name="LFO4" style:family="paragraph"/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T56" style:parent-style-name="Fonteparág.padrão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Fonteparág.padrão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T60" style:parent-style-name="Fonteparág.padrão" style:family="text">
      <style:text-properties fo:font-weight="bold" style:font-weight-asian="bold" style:font-weight-complex="bold"/>
    </style:style>
    <style:style style:name="P61" style:parent-style-name="Normal" style:list-style-name="LFO4" style:family="paragraph"/>
    <style:style style:name="T62" style:parent-style-name="Fonteparág.padrão" style:family="text">
      <style:text-properties fo:font-weight="bold" style:font-weight-asian="bold" style:font-weight-complex="bold"/>
    </style:style>
    <style:style style:name="P63" style:parent-style-name="Normal" style:list-style-name="LFO4" style:family="paragraph"/>
    <style:style style:name="T64" style:parent-style-name="Fonteparág.padrão" style:family="text">
      <style:text-properties fo:font-weight="bold" style:font-weight-asian="bold" style:font-weight-complex="bold"/>
    </style:style>
    <style:style style:name="T6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Fonteparág.padrão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Fonteparág.padrão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Fonteparág.padrão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T74" style:parent-style-name="Fonteparág.padrão" style:family="text">
      <style:text-properties fo:font-weight="bold" style:font-weight-asian="bold" style:font-weight-complex="bold"/>
    </style:style>
    <style:style style:name="P75" style:parent-style-name="Normal" style:list-style-name="LFO5" style:family="paragraph"/>
    <style:style style:name="T76" style:parent-style-name="Fonteparág.padrão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Fonteparág.padrão" style:family="text">
      <style:text-properties fo:font-weight="bold" style:font-weight-asian="bold" style:font-weight-complex="bold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8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Normal" style:list-style-name="LFO6" style:family="paragraph"/>
    <style:style style:name="P85" style:parent-style-name="Normal" style:list-style-name="LFO6" style:family="paragraph"/>
    <style:style style:name="T8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P89" style:parent-style-name="Normal" style:list-style-name="LFO7" style:family="paragraph"/>
    <style:style style:name="P90" style:parent-style-name="Normal" style:list-style-name="LFO7" style:family="paragraph"/>
    <style:style style:name="P91" style:parent-style-name="Normal" style:list-style-name="LFO7" style:family="paragraph"/>
    <style:style style:name="P92" style:parent-style-name="Normal" style:list-style-name="LFO7" style:family="paragraph"/>
    <style:style style:name="P93" style:parent-style-name="Normal" style:list-style-name="LFO7" style:family="paragraph"/>
    <style:style style:name="P94" style:parent-style-name="Normal" style:list-style-name="LFO7" style:family="paragraph"/>
    <style:style style:name="P95" style:parent-style-name="Normal" style:list-style-name="LFO7" style:family="paragraph"/>
    <style:style style:name="T9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P98" style:parent-style-name="Normal" style:list-style-name="LFO8" style:family="paragraph"/>
    <style:style style:name="P99" style:parent-style-name="Normal" style:list-style-name="LFO8" style:family="paragraph"/>
    <style:style style:name="P100" style:parent-style-name="Normal" style:list-style-name="LFO8" style:family="paragraph"/>
    <style:style style:name="P101" style:parent-style-name="Normal" style:list-style-name="LFO8" style:family="paragraph"/>
    <style:style style:name="P102" style:parent-style-name="Normal" style:list-style-name="LFO8" style:family="paragraph"/>
    <style:style style:name="T103" style:parent-style-name="Fonteparág.padrão" style:family="text">
      <style:text-properties style:font-name="Segoe UI Emoji" style:font-name-complex="Segoe UI Emoji"/>
    </style:style>
    <style:style style:name="P104" style:parent-style-name="Normal" style:list-style-name="LFO9" style:family="paragraph"/>
    <style:style style:name="P105" style:parent-style-name="Normal" style:list-style-name="LFO9" style:family="paragraph"/>
    <style:style style:name="P106" style:parent-style-name="Normal" style:list-style-name="LFO9" style:family="paragraph"/>
    <style:style style:name="P107" style:parent-style-name="Normal" style:list-style-name="LFO9" style:family="paragraph"/>
    <style:style style:name="P108" style:parent-style-name="Normal" style:list-style-name="LFO9" style:family="paragraph"/>
    <style:style style:name="T109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Fonteparág.padrão" style:family="text">
      <style:text-properties fo:font-weight="bold" style:font-weight-asian="bold" style:font-weight-complex="bold"/>
    </style:style>
    <style:style style:name="T11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2" style:parent-style-name="Fonteparág.padrão" style:family="text">
      <style:text-properties fo:font-weight="bold" style:font-weight-asian="bold" style:font-weight-complex="bold"/>
    </style:style>
    <style:style style:name="T11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P115" style:parent-style-name="Normal" style:list-style-name="LFO10" style:family="paragraph"/>
    <style:style style:name="P116" style:parent-style-name="Normal" style:list-style-name="LFO10" style:family="paragraph"/>
    <style:style style:name="P117" style:parent-style-name="Normal" style:list-style-name="LFO10" style:family="paragraph"/>
    <style:style style:name="P118" style:parent-style-name="Normal" style:list-style-name="LFO10" style:family="paragraph"/>
    <style:style style:name="P119" style:parent-style-name="Normal" style:list-style-name="LFO10" style:family="paragraph"/>
    <style:style style:name="P120" style:parent-style-name="Normal" style:list-style-name="LFO10" style:family="paragraph"/>
    <style:style style:name="P121" style:parent-style-name="Normal" style:list-style-name="LFO10" style:family="paragraph"/>
    <style:style style:name="P122" style:parent-style-name="Normal" style:list-style-name="LFO10" style:family="paragraph"/>
    <style:style style:name="T123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12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26" style:parent-style-name="Fonteparág.padrão" style:family="text">
      <style:text-properties fo:font-weight="bold" style:font-weight-asian="bold" style:font-weight-complex="bold"/>
    </style:style>
    <style:style style:name="P127" style:parent-style-name="Normal" style:list-style-name="LFO11" style:family="paragraph"/>
    <style:style style:name="P128" style:parent-style-name="Normal" style:list-style-name="LFO11" style:family="paragraph"/>
    <style:style style:name="P129" style:parent-style-name="Normal" style:list-style-name="LFO11" style:family="paragraph"/>
    <style:style style:name="P130" style:parent-style-name="Normal" style:list-style-name="LFO11" style:family="paragraph"/>
    <style:style style:name="T131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32" style:parent-style-name="Fonteparág.padrão" style:family="text">
      <style:text-properties fo:font-weight="bold" style:font-weight-asian="bold" style:font-weight-complex="bold"/>
    </style:style>
    <style:style style:name="P133" style:parent-style-name="Normal" style:list-style-name="LFO12" style:family="paragraph"/>
    <style:style style:name="P134" style:parent-style-name="Normal" style:list-style-name="LFO12" style:family="paragraph"/>
    <style:style style:name="P135" style:parent-style-name="Normal" style:list-style-name="LFO12" style:family="paragraph"/>
    <style:style style:name="P136" style:parent-style-name="Normal" style:list-style-name="LFO12" style:family="paragraph"/>
    <style:style style:name="P137" style:parent-style-name="Normal" style:list-style-name="LFO12" style:family="paragraph"/>
    <style:style style:name="P138" style:parent-style-name="Normal" style:list-style-name="LFO12" style:family="paragraph"/>
    <style:style style:name="P139" style:parent-style-name="Normal" style:list-style-name="LFO12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Normal"><text:span text:style-name="T2">📚</text:span><text:span text:style-name="T3"><text:s/>Evolução dos Sistemas de Banco de Dados</text:span></text:p>
      <text:p text:style-name="Normal"><text:span text:style-name="T4">🕰️</text:span><text:span text:style-name="T5"><text:s/>1. Período Histórico</text:span></text:p>
      <text:p text:style-name="Normal"><text:span text:style-name="T6">🔹</text:span><text:span text:style-name="T7"><text:s/>Era Física (até ~1950)</text:span></text:p>
      <text:list text:style-name="LFO1" text:continue-numbering="true">
        <text:list-item>
          <text:p text:style-name="P8"><text:span text:style-name="T9">Como era:</text:span><text:s/>Dados armazenados manualmente em papel, arquivos físicos, fichários.</text:p>
        </text:list-item>
        <text:list-item>
          <text:p text:style-name="P10"><text:span text:style-name="T11">Invento:</text:span><text:s/>Arquivos organizados (bibliotecas, cartórios).</text:p>
        </text:list-item>
        <text:list-item>
          <text:p text:style-name="P12"><text:span text:style-name="T13">Avanço:</text:span><text:s/>Organização sistemática da informação.</text:p>
        </text:list-item>
        <text:list-item>
          <text:p text:style-name="P14"><text:span text:style-name="T15">Contribuição:</text:span><text:s/>Base para estruturação de dados.</text:p>
        </text:list-item>
        <text:list-item>
          <text:p text:style-name="P16"><text:span text:style-name="T17">Função principal:</text:span><text:s/>Armazenar e recuperar informações.</text:p>
        </text:list-item>
        <text:list-item>
          <text:p text:style-name="P18"><text:span text:style-name="T19">Impacto no pensamento computacional:</text:span><text:s/>Introduziu a ideia de<text:s/><text:span text:style-name="T20">estrutura, classificação e indexação</text:span>.</text:p>
        </text:list-item>
      </text:list>
      <text:p text:style-name="Normal"><draw:custom-shape svg:x="0in" svg:y="0in" svg:width="45.51042in" svg:height="0.00139in" draw:z-index="0" draw:id="id0" draw:style-name="a0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🔹</text:span><text:span text:style-name="T22"><text:s/>Era dos Sistemas de Arquivos (1950–1970)</text:span></text:p>
      <text:list text:style-name="LFO2" text:continue-numbering="true">
        <text:list-item>
          <text:p text:style-name="P23"><text:span text:style-name="T24">Como era:</text:span><text:s/>Dados armazenados em arquivos digitais simples (fitas magnéticas).</text:p>
        </text:list-item>
        <text:list-item>
          <text:p text:style-name="P25"><text:span text:style-name="T26">Invento:</text:span><text:s/>Sistemas de arquivos em computadores.</text:p>
        </text:list-item>
        <text:list-item>
          <text:p text:style-name="P27"><text:span text:style-name="T28">Avanço:</text:span><text:s/>Digitalização da informação.</text:p>
        </text:list-item>
        <text:list-item>
          <text:p text:style-name="P29"><text:span text:style-name="T30">Contribuição:</text:span><text:s/>Automação do armazenamento.</text:p>
        </text:list-item>
        <text:list-item>
          <text:p text:style-name="P31"><text:span text:style-name="T32">Função principal:</text:span><text:s/>Guardar dados sequencialmente.</text:p>
        </text:list-item>
        <text:list-item>
          <text:p text:style-name="P33"><text:span text:style-name="T34">Progressão computacional:</text:span><text:s/>Surgimento da lógica de<text:s/><text:span text:style-name="T35">processamento automatizado</text:span>.</text:p>
        </text:list-item>
      </text:list>
      <text:p text:style-name="Normal"><draw:custom-shape svg:x="0in" svg:y="0in" svg:width="45.51042in" svg:height="0.00139in" draw:z-index="0" draw:id="id1" draw:style-name="a1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">🔹</text:span><text:span text:style-name="T37"><text:s/>Era dos Bancos de Dados Hierárquicos e em Rede (1970–1980)</text:span></text:p>
      <text:list text:style-name="LFO3" text:continue-numbering="true">
        <text:list-item>
          <text:p text:style-name="P38"><text:span text:style-name="T39">Como era:</text:span><text:s/>Estruturas rígidas (árvores e grafos).</text:p>
        </text:list-item>
        <text:list-item>
          <text:p text:style-name="P40"><text:span text:style-name="T41">Invento:</text:span><text:s/>Modelos hierárquicos e de rede.</text:p>
        </text:list-item>
        <text:list-item>
          <text:p text:style-name="P42"><text:span text:style-name="T43">Avanço:</text:span><text:s/>Relacionamento entre dados.</text:p>
        </text:list-item>
        <text:list-item>
          <text:p text:style-name="P44"><text:span text:style-name="T45">Contribuição:</text:span><text:s/>Introdução de ligações entre registros.</text:p>
        </text:list-item>
        <text:list-item>
          <text:p text:style-name="P46"><text:span text:style-name="T47">Função principal:</text:span><text:s/>Representar relações complexas.</text:p>
        </text:list-item>
        <text:list-item>
          <text:p text:style-name="P48"><text:span text:style-name="T49">Progressão:</text:span><text:s/>Desenvolvimento do conceito de<text:s/><text:span text:style-name="T50">relacionamento entre dados</text:span>.</text:p>
        </text:list-item>
      </text:list>
      <text:p text:style-name="Normal"><draw:custom-shape svg:x="0in" svg:y="0in" svg:width="45.51042in" svg:height="0.00139in" draw:z-index="0" draw:id="id2" draw:style-name="a2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🔹</text:span><text:span text:style-name="T52"><text:s/>Era Relacional (1970–2000)</text:span></text:p>
      <text:list text:style-name="LFO4" text:continue-numbering="true">
        <text:list-item>
          <text:p text:style-name="P53"><text:span text:style-name="T54">Como era:</text:span><text:s/>Tabelas organizadas em linhas e colunas.</text:p>
        </text:list-item>
        <text:list-item>
          <text:p text:style-name="P55"><text:span text:style-name="T56">Invento:</text:span><text:s/>Modelo relacional (SQL).</text:p>
        </text:list-item>
        <text:list-item>
          <text:p text:style-name="P57"><text:span text:style-name="T58">Avanço:</text:span><text:s/>Independência entre dados e aplicações.</text:p>
        </text:list-item>
        <text:list-item>
          <text:p text:style-name="P59"><text:span text:style-name="T60">Contribuição:</text:span><text:s/>Linguagem SQL padronizada.</text:p>
        </text:list-item>
        <text:list-item>
          <text:p text:style-name="P61"><text:span text:style-name="T62">Função principal:</text:span><text:s/>Consulta eficiente e estruturada.</text:p>
        </text:list-item>
        <text:list-item>
          <text:p text:style-name="P63"><text:span text:style-name="T64">Progressão:</text:span><text:s/>Base do pensamento lógico e matemático aplicado à computação.</text:p>
        </text:list-item>
      </text:list>
      <text:p text:style-name="Normal"><draw:custom-shape svg:x="0in" svg:y="0in" svg:width="45.51042in" svg:height="0.00139in" draw:z-index="0" draw:id="id3" draw:style-name="a3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🔹</text:span><text:span text:style-name="T66"><text:s/>Era dos Bancos de Dados Modernos (2000–atual)</text:span></text:p>
      <text:list text:style-name="LFO5" text:continue-numbering="true">
        <text:list-item>
          <text:p text:style-name="P67"><text:span text:style-name="T68">Como é:</text:span><text:s/>Sistemas distribuídos, NoSQL, Big Data, Cloud.</text:p>
        </text:list-item>
        <text:list-item>
          <text:p text:style-name="P69"><text:span text:style-name="T70">Invento:</text:span><text:s/>Bancos não relacionais e armazenamento em nuvem.</text:p>
        </text:list-item>
        <text:list-item>
          <text:p text:style-name="P71"><text:span text:style-name="T72">Avanço:</text:span><text:s/>Escalabilidade e velocidade.</text:p>
        </text:list-item>
        <text:list-item>
          <text:p text:style-name="P73"><text:span text:style-name="T74">Contribuição:</text:span><text:s/>Processamento em tempo real.</text:p>
        </text:list-item>
        <text:list-item>
          <text:p text:style-name="P75"><text:span text:style-name="T76">Função principal:</text:span><text:s/>Lidar com grandes volumes de dados.</text:p>
        </text:list-item>
        <text:list-item>
          <text:p text:style-name="P77"><text:span text:style-name="T78">Progressão:</text:span><text:s/>Pensamento computacional voltado para<text:s/><text:span text:style-name="T79">escala, paralelismo e inteligência de dados</text:span>.</text:p>
        </text:list-item>
      </text:list>
      <text:p text:style-name="Normal"><draw:custom-shape svg:x="0in" svg:y="0in" svg:width="45.51042in" svg:height="0.00139in" draw:z-index="0" draw:id="id4" draw:style-name="a4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⚙️</text:span><text:span text:style-name="T81"><text:s/>2. Funcionamento do “Motor Algorítmico”</text:span></text:p>
      <text:p text:style-name="Normal"><text:span text:style-name="T82">🔸</text:span><text:span text:style-name="T83"><text:s/>Problema Real</text:span></text:p>
      <text:list text:style-name="LFO6" text:continue-numbering="true">
        <text:list-item>
          <text:p text:style-name="P84">Necessidade de armazenar, organizar e recuperar grandes volumes de dados com rapidez e segurança.</text:p>
        </text:list-item>
        <text:list-item>
          <text:p text:style-name="P85">Exemplo: sistema bancário, redes sociais, e-commerce.</text:p>
        </text:list-item>
      </text:list>
      <text:p text:style-name="Normal"><draw:custom-shape svg:x="0in" svg:y="0in" svg:width="45.51042in" svg:height="0.00139in" draw:z-index="0" draw:id="id5" draw:style-name="a5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🔸</text:span><text:span text:style-name="T87"><text:s/>Algoritmo</text:span></text:p>
      <text:list text:style-name="LFO7" text:continue-numbering="true">
        <text:list-item>
          <text:p text:style-name="P88">Estruturas como:</text:p>
          <text:soft-page-break/>
          <text:list text:continue-numbering="true">
            <text:list-item>
              <text:p text:style-name="P89">Índices</text:p>
            </text:list-item>
            <text:list-item>
              <text:p text:style-name="P90">Árvores B (B-Tree)</text:p>
            </text:list-item>
            <text:list-item>
              <text:p text:style-name="P91">Hashing</text:p>
            </text:list-item>
          </text:list>
        </text:list-item>
        <text:list-item>
          <text:p text:style-name="P92">Função:</text:p>
          <text:list text:continue-numbering="true">
            <text:list-item>
              <text:p text:style-name="P93">Buscar dados rapidamente</text:p>
            </text:list-item>
            <text:list-item>
              <text:p text:style-name="P94">Organizar registros</text:p>
            </text:list-item>
            <text:list-item>
              <text:p text:style-name="P95">Evitar redundância</text:p>
            </text:list-item>
          </text:list>
        </text:list-item>
      </text:list>
      <text:p text:style-name="Normal"><draw:custom-shape svg:x="0in" svg:y="0in" svg:width="38.00694in" svg:height="0.00139in" draw:z-index="0" draw:id="id6" draw:style-name="a6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🔸</text:span><text:span text:style-name="T97"><text:s/>Execução na Máquina</text:span></text:p>
      <text:list text:style-name="LFO8" text:continue-numbering="true">
        <text:list-item>
          <text:p text:style-name="P98">O banco de dados:</text:p>
          <text:list text:continue-numbering="true">
            <text:list-item>
              <text:p text:style-name="P99">Recebe uma consulta (query)</text:p>
            </text:list-item>
            <text:list-item>
              <text:p text:style-name="P100">O otimizador escolhe o melhor caminho</text:p>
            </text:list-item>
            <text:list-item>
              <text:p text:style-name="P101">Algoritmos percorrem estruturas (índices/tabelas)</text:p>
            </text:list-item>
            <text:list-item>
              <text:p text:style-name="P102">Retorna o resultado</text:p>
            </text:list-item>
          </text:list>
        </text:list-item>
      </text:list>
      <text:p text:style-name="Normal"><text:span text:style-name="T103">👉</text:span><text:s/>Exemplo simples:</text:p>
      <text:list text:style-name="LFO9" text:continue-numbering="true">
        <text:list-item>
          <text:p text:style-name="P104">Query: SELECT nome FROM clientes</text:p>
        </text:list-item>
        <text:list-item>
          <text:p text:style-name="P105">Máquina:</text:p>
          <text:list text:continue-numbering="true">
            <text:list-item>
              <text:p text:style-name="P106">Procura no índice</text:p>
            </text:list-item>
            <text:list-item>
              <text:p text:style-name="P107">Acessa o bloco de memória</text:p>
            </text:list-item>
            <text:list-item>
              <text:p text:style-name="P108">Retorna os dados</text:p>
            </text:list-item>
          </text:list>
        </text:list-item>
      </text:list>
      <text:p text:style-name="Normal"><draw:custom-shape svg:x="0in" svg:y="0in" svg:width="38.00694in" svg:height="0.00139in" draw:z-index="0" draw:id="id7" draw:style-name="a7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9">💭</text:span><text:span text:style-name="T110"><text:s/>3. Reflexão Pessoal e Aplicação Prática</text:span></text:p>
      <text:p text:style-name="Normal"><text:span text:style-name="T111">🔸</text:span><text:span text:style-name="T112"><text:s/>Reflexão Pessoal</text:span></text:p>
      <text:p text:style-name="Normal">A evolução dos bancos de dados mostra como a humanidade passou de registros físicos limitados para sistemas inteligentes capazes de analisar bilhões de dados em segundos. Isso evidencia a importância da organização da informação como base do conhecimento e da tomada de decisões.</text:p>
      <text:p text:style-name="Normal"><draw:custom-shape svg:x="0in" svg:y="0in" svg:width="45.51042in" svg:height="0.00139in" draw:z-index="0" draw:id="id8" draw:style-name="a8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3">🔸</text:span><text:span text:style-name="T114"><text:s/>Aplicação Prática</text:span></text:p>
      <text:soft-page-break/>
      <text:list text:style-name="LFO10" text:continue-numbering="true">
        <text:list-item>
          <text:p text:style-name="P115">Uso em:</text:p>
          <text:list text:continue-numbering="true">
            <text:list-item>
              <text:p text:style-name="P116">Aplicativos (Instagram, bancos digitais)</text:p>
            </text:list-item>
            <text:list-item>
              <text:p text:style-name="P117">Sistemas hospitalares</text:p>
            </text:list-item>
            <text:list-item>
              <text:p text:style-name="P118">Empresas e governos</text:p>
            </text:list-item>
          </text:list>
        </text:list-item>
        <text:list-item>
          <text:p text:style-name="P119">No dia a dia:</text:p>
          <text:list text:continue-numbering="true">
            <text:list-item>
              <text:p text:style-name="P120">Cadastro de usuários</text:p>
            </text:list-item>
            <text:list-item>
              <text:p text:style-name="P121">Histórico de compras</text:p>
            </text:list-item>
            <text:list-item>
              <text:p text:style-name="P122">Recomendações automáticas</text:p>
            </text:list-item>
          </text:list>
        </text:list-item>
      </text:list>
      <text:p text:style-name="Normal"><draw:custom-shape svg:x="0in" svg:y="0in" svg:width="38.00694in" svg:height="0.00139in" draw:z-index="0" draw:id="id9" draw:style-name="a9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3">🌍</text:span><text:span text:style-name="T124"><text:s/>4. Impacto</text:span></text:p>
      <text:p text:style-name="Normal"><text:span text:style-name="T125">🔸</text:span><text:span text:style-name="T126"><text:s/>Impacto Global</text:span></text:p>
      <text:list text:style-name="LFO11" text:continue-numbering="true">
        <text:list-item>
          <text:p text:style-name="P127">Transformação digital</text:p>
        </text:list-item>
        <text:list-item>
          <text:p text:style-name="P128">Economia baseada em dados</text:p>
        </text:list-item>
        <text:list-item>
          <text:p text:style-name="P129">Inteligência Artificial e Big Data</text:p>
        </text:list-item>
        <text:list-item>
          <text:p text:style-name="P130">Globalização da informação</text:p>
        </text:list-item>
      </text:list>
      <text:p text:style-name="Normal"><draw:custom-shape svg:x="0in" svg:y="0in" svg:width="45.51042in" svg:height="0.00139in" draw:z-index="0" draw:id="id10" draw:style-name="a10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1">🔸</text:span><text:span text:style-name="T132"><text:s/>Aplicação Local</text:span></text:p>
      <text:list text:style-name="LFO12" text:continue-numbering="true">
        <text:list-item>
          <text:p text:style-name="P133">Empresas locais usam bancos de dados para:</text:p>
          <text:list text:continue-numbering="true">
            <text:list-item>
              <text:p text:style-name="P134">Controle de estoque</text:p>
            </text:list-item>
            <text:list-item>
              <text:p text:style-name="P135">Gestão financeira</text:p>
            </text:list-item>
            <text:list-item>
              <text:p text:style-name="P136">Atendimento ao cliente</text:p>
            </text:list-item>
          </text:list>
        </text:list-item>
        <text:list-item>
          <text:p text:style-name="P137">Governos:</text:p>
          <text:list text:continue-numbering="true">
            <text:list-item>
              <text:p text:style-name="P138">Cadastro de cidadãos</text:p>
            </text:list-item>
            <text:list-item>
              <text:p text:style-name="P139">Sistemas de saúde e educação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CASSIO MESQUITA AMORIM</meta:initial-creator>
    <dc:creator>RENAN CASSIO MESQUITA AMORIM</dc:creator>
    <meta:creation-date>2026-04-08T23:11:00Z</meta:creation-date>
    <dc:date>2026-04-08T23:11:00Z</dc:date>
    <meta:template xlink:href="Normal" xlink:type="simple"/>
    <meta:editing-cycles>2</meta:editing-cycles>
    <meta:editing-duration>PT60S</meta:editing-duration>
    <meta:user-defined meta:name="MSIP_Label_defa4170-0d19-0005-0004-bc88714345d2_Enabled">true</meta:user-defined>
    <meta:user-defined meta:name="MSIP_Label_defa4170-0d19-0005-0004-bc88714345d2_SetDate">2026-04-08T23:02:36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38ae2f02-5710-4e12-80bb-83600c3fdf1e</meta:user-defined>
    <meta:user-defined meta:name="MSIP_Label_defa4170-0d19-0005-0004-bc88714345d2_ActionId">2836357c-0242-4f60-b6bd-d36b99f8e715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4" meta:paragraph-count="6" meta:word-count="541" meta:character-count="3460" meta:row-count="24" meta:non-whitespace-character-count="2925"/>
  </office:meta>
</office:document-meta>
</file>